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HL Documentation</text:p>
      <text:p text:style-name="P1"/>
      <text:p text:style-name="P3">Database Entities</text:p>
      <text:p text:style-name="P3">----------------------------------------------------------------------------------------------------------------------------</text:p>
      <text:p text:style-name="P2">Collection</text:p>
      <text:p text:style-name="P4"><text:span text:style-name="T1">Description</text:span>: Collections table is designed to store information (e.g: collection title) about each collection created by BHL users. </text:p>
      <text:p text:style-name="P4"><text:span text:style-name="T1">Table Data</text:span>: For creating a new collection record, <text:s/>user should provide the system with the following attributes for the new collection: title(mandatory), description(optional), and is_public(optional attribute to specify the visibility of the new collection by other BHL users).</text:p>
      <text:p text:style-name="P4"><text:span text:style-name="T1">Relationships</text:span>: Collections table is related to different tables with different relationship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Table</text:p>
          </table:table-cell>
          <table:table-cell table:style-name="Table1.A1" office:value-type="string">
            <text:p text:style-name="P6">Relationship Type</text:p>
          </table:table-cell>
          <table:table-cell table:style-name="Table1.C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4">Users</text:p>
          </table:table-cell>
          <table:table-cell table:style-name="Table1.A2" office:value-type="string">
            <text:p text:style-name="P4">one to many relationship</text:p>
          </table:table-cell>
          <table:table-cell table:style-name="Table1.C2" office:value-type="string">
            <text:p text:style-name="P4">Each user can create more than one collection</text:p>
          </table:table-cell>
        </table:table-row>
        <table:table-row>
          <table:table-cell table:style-name="Table1.A2" office:value-type="string">
            <text:p text:style-name="P4">Volume Collection</text:p>
          </table:table-cell>
          <table:table-cell table:style-name="Table1.A2" office:value-type="string">
            <text:p text:style-name="P4">many to many relationship</text:p>
          </table:table-cell>
          <table:table-cell table:style-name="Table1.C2" office:value-type="string">
            <text:p text:style-name="P5">Volume may be included in more <text:s/>than one collection and collection may include more than one volume</text:p>
          </table:table-cell>
        </table:table-row>
        <table:table-row>
          <table:table-cell table:style-name="Table1.A2" office:value-type="string">
            <text:p text:style-name="P4">Volume Rating</text:p>
          </table:table-cell>
          <table:table-cell table:style-name="Table1.A2" office:value-type="string">
            <text:p text:style-name="P4">one to many relationship</text:p>
          </table:table-cell>
          <table:table-cell table:style-name="Table1.C2" office:value-type="string">
            <text:p text:style-name="P5">Each collection have different ratings from different users</text:p>
          </table:table-cell>
        </table:table-row>
      </table:table>
      <text:p text:style-name="P4">----------------------------------------------------------------------------------------------------------------------------</text:p>
      <text:p text:style-name="P2">Volume Collection</text:p>
      <text:p text:style-name="P4"><text:span text:style-name="T1">Description</text:span>: Volume Collection table has been created to store different tuples from the collections and volumes in the system chose by BHL users. </text:p>
      <text:p text:style-name="P4"><text:span text:style-name="T1">Table Data</text:span>: For creating a new record in Volume Collection table, the following attributes are required: volume_id and collection_id.</text:p>
      <text:p text:style-name="P4"><text:span text:style-name="T1">Relationships</text:span>: Volume Collection table is related to different tables with different relationship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Table</text:p>
          </table:table-cell>
          <table:table-cell table:style-name="Table2.A1" office:value-type="string">
            <text:p text:style-name="P6">Relationship Type</text:p>
          </table:table-cell>
          <table:table-cell table:style-name="Table2.C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4">Collection</text:p>
          </table:table-cell>
          <table:table-cell table:style-name="Table2.A2" office:value-type="string">
            <text:p text:style-name="P4">one to many relationship</text:p>
          </table:table-cell>
          <table:table-cell table:style-name="Table2.C2" office:value-type="string">
            <text:p text:style-name="P7">Each volume-collection record is related to only one collection.</text:p>
          </table:table-cell>
        </table:table-row>
        <table:table-row>
          <table:table-cell table:style-name="Table2.A2" office:value-type="string">
            <text:p text:style-name="P4">Volume</text:p>
          </table:table-cell>
          <table:table-cell table:style-name="Table2.A2" office:value-type="string">
            <text:p text:style-name="P4">one to many relationship</text:p>
          </table:table-cell>
          <table:table-cell table:style-name="Table2.C2" office:value-type="string">
            <text:p text:style-name="P5">Each volume-collection record is related to only one volume.</text:p>
          </table:table-cell>
        </table:table-row>
      </table:table>
      <text:p text:style-name="P4"/>
      <text:p text:style-name="P3">-------------------------------------------------------------------------------------------------------------------------- </text:p>
      <text:p text:style-name="P2">Collection Rating</text:p>
      <text:p text:style-name="P4"><text:span text:style-name="T1">Description</text:span>: Collection Rating table has been created to store different ratings made by different users for a specific collection. </text:p>
      <text:p text:style-name="P4"><text:span text:style-name="T1">Table Data</text:span>: For creating a new record in the collection Rating table, <text:s/>the following attributes are required: collection_id(mandatory), user_id(mandatory), rate value(mandatory).</text:p>
      <text:p text:style-name="P4"><text:span text:style-name="T1">Relationships</text:span>: Collection Rating table is related to different tables with different relationship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6">Table</text:p>
          </table:table-cell>
          <table:table-cell table:style-name="Table3.A1" office:value-type="string">
            <text:p text:style-name="P6">Relationship Type</text:p>
          </table:table-cell>
          <table:table-cell table:style-name="Table3.C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4">Collection</text:p>
          </table:table-cell>
          <table:table-cell table:style-name="Table3.A2" office:value-type="string">
            <text:p text:style-name="P4">one to many relationship</text:p>
          </table:table-cell>
          <table:table-cell table:style-name="Table3.C2" office:value-type="string">
            <text:p text:style-name="P7">Each collection-rating record is related to only one collection.</text:p>
          </table:table-cell>
        </table:table-row>
        <table:table-row>
          <table:table-cell table:style-name="Table3.A2" office:value-type="string">
            <text:p text:style-name="P4">User</text:p>
          </table:table-cell>
          <table:table-cell table:style-name="Table3.A2" office:value-type="string">
            <text:p text:style-name="P4">one to many relationship</text:p>
          </table:table-cell>
          <table:table-cell table:style-name="Table3.C2" office:value-type="string">
            <text:p text:style-name="P5">Each <text:span text:style-name="T2">collection-rating</text:span> record is related to only one user.</text:p>
          </table:table-cell>
        </table:table-row>
      </table:table>
      <text:p text:style-name="P4"><text:soft-page-break/></text:p>
      <text:p text:style-name="P3">--------------------------------------------------------------------------------------------------------------------------</text:p>
      <text:p text:style-name="P2">Volume Rating</text:p>
      <text:p text:style-name="P4"><text:span text:style-name="T1">Description</text:span>: Volume Rating table has been created to store different ratings made by different users for a specific volume. </text:p>
      <text:p text:style-name="P4"><text:span text:style-name="T1">Table Data</text:span>: For creating a new record in the Volume Rating table, <text:s/>the following attributes are required: volume_id(mandatory), user_id(mandatory), rate value(mandatory).</text:p>
      <text:p text:style-name="P4"><text:span text:style-name="T1">Relationships</text:span>: Volume Rating table is related to different tables with different relationship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">Table</text:p>
          </table:table-cell>
          <table:table-cell table:style-name="Table4.A1" office:value-type="string">
            <text:p text:style-name="P6">Relationship Type</text:p>
          </table:table-cell>
          <table:table-cell table:style-name="Table4.C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4">Volume</text:p>
          </table:table-cell>
          <table:table-cell table:style-name="Table4.A2" office:value-type="string">
            <text:p text:style-name="P4">one to many relationship</text:p>
          </table:table-cell>
          <table:table-cell table:style-name="Table4.C2" office:value-type="string">
            <text:p text:style-name="P7">Each volume-rating record is related to only one volume.</text:p>
          </table:table-cell>
        </table:table-row>
        <table:table-row>
          <table:table-cell table:style-name="Table4.A2" office:value-type="string">
            <text:p text:style-name="P4">User</text:p>
          </table:table-cell>
          <table:table-cell table:style-name="Table4.A2" office:value-type="string">
            <text:p text:style-name="P4">one to many relationship</text:p>
          </table:table-cell>
          <table:table-cell table:style-name="Table4.C2" office:value-type="string">
            <text:p text:style-name="P5">Each volume<text:span text:style-name="T2">-rating</text:span> record is related to only one user.</text:p>
          </table:table-cell>
        </table:table-row>
      </table:table>
      <text:p text:style-name="P4"/>
      <text:p text:style-name="P3">-----------------------------------------------------------------------------------------------------------------------</text:p>
      <text:p text:style-name="P2">User</text:p>
      <text:p text:style-name="P4"><text:span text:style-name="T1">Description</text:span>: Users table has been created to store information (e.g: user email) about each user in BHL site. </text:p>
      <text:p text:style-name="P4"><text:span text:style-name="T1">Table Data</text:span>: For creating a new user record, <text:s/>user should provide the system with the following attributes for the new user: username(mandatory), email(mandatory), password(mandatory).</text:p>
      <text:p text:style-name="P4"><text:span text:style-name="T1">Relationships</text:span>: Users table is related to different tables with different relationship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6">Table</text:p>
          </table:table-cell>
          <table:table-cell table:style-name="Table5.A1" office:value-type="string">
            <text:p text:style-name="P6">Relationship Type</text:p>
          </table:table-cell>
          <table:table-cell table:style-name="Table5.C1" office:value-type="string">
            <text:p text:style-name="P6">Description</text:p>
          </table:table-cell>
        </table:table-row>
        <table:table-row>
          <table:table-cell table:style-name="Table5.A2" office:value-type="string">
            <text:p text:style-name="P4">Collection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4">Each user can create more than one collection</text:p>
          </table:table-cell>
        </table:table-row>
        <table:table-row>
          <table:table-cell table:style-name="Table5.A2" office:value-type="string">
            <text:p text:style-name="P4">Collection Rating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5">Each user can rate different collections with different values</text:p>
          </table:table-cell>
        </table:table-row>
        <table:table-row>
          <table:table-cell table:style-name="Table5.A2" office:value-type="string">
            <text:p text:style-name="P4">Volume Rating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5">Each user can rate different volumes with different values</text:p>
          </table:table-cell>
        </table:table-row>
        <table:table-row>
          <table:table-cell table:style-name="Table5.A2" office:value-type="string">
            <text:p text:style-name="P4">Comment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5">Each user post different comments on different volumes and collections</text:p>
          </table:table-cell>
        </table:table-row>
        <table:table-row>
          <table:table-cell table:style-name="Table5.A2" office:value-type="string">
            <text:p text:style-name="P4">Query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5">Each user can have more than one saved query</text:p>
          </table:table-cell>
        </table:table-row>
        <table:table-row>
          <table:table-cell table:style-name="Table5.A2" office:value-type="string">
            <text:p text:style-name="P4">Annotation</text:p>
          </table:table-cell>
          <table:table-cell table:style-name="Table5.A2" office:value-type="string">
            <text:p text:style-name="P4"/>
          </table:table-cell>
          <table:table-cell table:style-name="Table5.C2" office:value-type="string">
            <text:p text:style-name="P5"/>
          </table:table-cell>
        </table:table-row>
      </table:table>
      <text:p text:style-name="P4"/>
      <text:p text:style-name="P3">----------------------------------------------------------------------------------------------------------------------</text:p>
      <text:p text:style-name="P2">Query</text:p>
      <text:p text:style-name="P4"><text:span text:style-name="T1">Description</text:span>: queries table has been created to store user search history.</text:p>
      <text:p text:style-name="P4"><text:span text:style-name="T1">Table Data</text:span>: Each query record should contain the following attributes: user_id(mandatory), search query string(mandatory), search date(mandatory).</text:p>
      <text:p text:style-name="P4"><text:span text:style-name="T1">Relationships</text:span>: Users table is related to different tables with different relationship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6">Table</text:p>
          </table:table-cell>
          <table:table-cell table:style-name="Table6.A1" office:value-type="string">
            <text:p text:style-name="P6">Relationship Type</text:p>
          </table:table-cell>
          <table:table-cell table:style-name="Table6.C1" office:value-type="string">
            <text:p text:style-name="P6">Description</text:p>
          </table:table-cell>
        </table:table-row>
        <table:table-row>
          <table:table-cell table:style-name="Table6.A2" office:value-type="string">
            <text:p text:style-name="P4">User</text:p>
          </table:table-cell>
          <table:table-cell table:style-name="Table6.A2" office:value-type="string">
            <text:p text:style-name="P4">one to many relationship</text:p>
          </table:table-cell>
          <table:table-cell table:style-name="Table6.C2" office:value-type="string">
            <text:p text:style-name="P7">Each user can have more than one saved query</text:p>
          </table:table-cell>
        </table:table-row>
      </table:table>
      <text:p text:style-name="P4"><text:soft-page-break/></text:p>
      <text:p text:style-name="P3">-------------------------------------------------------------------------------------------------------------------------</text:p>
      <text:p text:style-name="P3">Comment</text:p>
      <text:p text:style-name="P4"><text:span text:style-name="T1">Description</text:span>: comments table has been created to store users comments.</text:p>
      <text:p text:style-name="P4"><text:span text:style-name="T1">Table Data</text:span>: Each comment record should contain the following attributes: user_id(mandatory), volume_id(optional), collection_id(optional), <text:s/>comment_id(optional: for reply on comment), comment text(mandatory).</text:p>
      <text:p text:style-name="P4"><text:span text:style-name="T1">Relationships</text:span>: Users table is related to different tables with different relationship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6">Table</text:p>
          </table:table-cell>
          <table:table-cell table:style-name="Table7.A1" office:value-type="string">
            <text:p text:style-name="P6">Relationship Type</text:p>
          </table:table-cell>
          <table:table-cell table:style-name="Table7.C1" office:value-type="string">
            <text:p text:style-name="P6">Description</text:p>
          </table:table-cell>
        </table:table-row>
        <table:table-row>
          <table:table-cell table:style-name="Table7.A2" office:value-type="string">
            <text:p text:style-name="P4">User</text:p>
          </table:table-cell>
          <table:table-cell table:style-name="Table7.A2" office:value-type="string">
            <text:p text:style-name="P4">one to many relationship</text:p>
          </table:table-cell>
          <table:table-cell table:style-name="Table7.C2" office:value-type="string">
            <text:p text:style-name="P7">Each user post different comments on different volumes and collections</text:p>
          </table:table-cell>
        </table:table-row>
        <table:table-row>
          <table:table-cell table:style-name="Table7.A2" office:value-type="string">
            <text:p text:style-name="P4">Volume</text:p>
          </table:table-cell>
          <table:table-cell table:style-name="Table7.A2" office:value-type="string">
            <text:p text:style-name="P4">one to many relationship</text:p>
          </table:table-cell>
          <table:table-cell table:style-name="Table7.C2" office:value-type="string">
            <text:p text:style-name="P7">Each volume have zero or more <text:s/>comments</text:p>
          </table:table-cell>
        </table:table-row>
        <table:table-row>
          <table:table-cell table:style-name="Table7.A2" office:value-type="string">
            <text:p text:style-name="P4">Collection</text:p>
          </table:table-cell>
          <table:table-cell table:style-name="Table7.A2" office:value-type="string">
            <text:p text:style-name="P4">one to many relationship</text:p>
          </table:table-cell>
          <table:table-cell table:style-name="Table7.C2" office:value-type="string">
            <text:p text:style-name="P7">Each collection have zero or more <text:s/>comments</text:p>
          </table:table-cell>
        </table:table-row>
        <table:table-row>
          <table:table-cell table:style-name="Table7.A2" office:value-type="string">
            <text:p text:style-name="P4">Comment</text:p>
          </table:table-cell>
          <table:table-cell table:style-name="Table7.A2" office:value-type="string">
            <text:p text:style-name="P4">one to many relationship</text:p>
          </table:table-cell>
          <table:table-cell table:style-name="Table7.C2" office:value-type="string">
            <text:p text:style-name="P7">Each comment <text:s/>have zero or more <text:s/>replies</text:p>
          </table:table-cell>
        </table:table-row>
      </table:table>
      <text:p text:style-name="P4">----------------------------------------------------------------------------------------------------------------------------</text:p>
      <text:p text:style-name="P2">User Book History</text:p>
      <text:p text:style-name="P4"><text:span text:style-name="T1">Description</text:span>: Book History table has been created to store ids of books have been red by the current user.</text:p>
      <text:p text:style-name="P4"><text:span text:style-name="T1">Table Data</text:span>: Each book history record should contain the following attributes: user_id(mandatory), volume_id(mandatory), visit date(mandatory).</text:p>
      <text:p text:style-name="P4"><text:span text:style-name="T1">Relationships</text:span>: Users table is related to different tables with different relationship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6">Table</text:p>
          </table:table-cell>
          <table:table-cell table:style-name="Table8.A1" office:value-type="string">
            <text:p text:style-name="P6">Relationship Type</text:p>
          </table:table-cell>
          <table:table-cell table:style-name="Table8.C1" office:value-type="string">
            <text:p text:style-name="P6">Description</text:p>
          </table:table-cell>
        </table:table-row>
        <table:table-row>
          <table:table-cell table:style-name="Table8.A2" office:value-type="string">
            <text:p text:style-name="P4">User</text:p>
          </table:table-cell>
          <table:table-cell table:style-name="Table8.A2" office:value-type="string">
            <text:p text:style-name="P4">one to many relationship</text:p>
          </table:table-cell>
          <table:table-cell table:style-name="Table8.C2" office:value-type="string">
            <text:p text:style-name="P7">User can read a lot of books</text:p>
          </table:table-cell>
        </table:table-row>
        <table:table-row>
          <table:table-cell table:style-name="Table8.A2" office:value-type="string">
            <text:p text:style-name="P4">Volume</text:p>
          </table:table-cell>
          <table:table-cell table:style-name="Table8.A2" office:value-type="string">
            <text:p text:style-name="P4">one to many relationship</text:p>
          </table:table-cell>
          <table:table-cell table:style-name="Table8.C2" office:value-type="string">
            <text:p text:style-name="P7">Book can be red by many users</text:p>
          </table:table-cell>
        </table:table-row>
      </table:table>
      <text:p text:style-name="P4">---------------------------------------------------------------------------------------------------------------------------</text:p>
      <text:p text:style-name="P2">Email Message</text:p>
      <text:p text:style-name="P4"><text:span text:style-name="T1">Description</text:span>: Email Messages table has been created to store messages sent from different users to BHL site.</text:p>
      <text:p text:style-name="P4"><text:span text:style-name="T1">Table Data</text:span>: Each email message record should contain the following attributes: user_id(mandatory), user email(mandatory), user name(mandatory), message subject(mandatory), message body(mandatory).</text:p>
      <text:p text:style-name="P4"><text:span text:style-name="T1">Relationships</text:span>: Users table is related to different tables with different relationship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6">Table</text:p>
          </table:table-cell>
          <table:table-cell table:style-name="Table9.A1" office:value-type="string">
            <text:p text:style-name="P6">Relationship Type</text:p>
          </table:table-cell>
          <table:table-cell table:style-name="Table9.C1" office:value-type="string">
            <text:p text:style-name="P6">Description</text:p>
          </table:table-cell>
        </table:table-row>
        <table:table-row>
          <table:table-cell table:style-name="Table9.A2" office:value-type="string">
            <text:p text:style-name="P4">User</text:p>
          </table:table-cell>
          <table:table-cell table:style-name="Table9.A2" office:value-type="string">
            <text:p text:style-name="P4">one to many relationship</text:p>
          </table:table-cell>
          <table:table-cell table:style-name="Table9.C2" office:value-type="string">
            <text:p text:style-name="P7">User can send more than one message to BHL site</text:p>
          </table:table-cell>
        </table:table-row>
      </table:table>
      <text:p text:style-name="P4"/>
      <text:p text:style-name="P3">------------------------------</text:p>
      <text:p text:style-name="P2">Volume</text:p>
      <text:p text:style-name="P4"><text:span text:style-name="T1">Description</text:span>: Volume table holds information and configuration of each of the books volumes. </text:p>
      <text:p text:style-name="P4"><text:span text:style-name="T1">Table Data</text:span>: Each volume record should contain the following attributes: id (unique), job_id (unique and used as the identifier of each volume throughout the BHL website), book_id (a reference to the <text:soft-page-break/>book attached to this volume), rate, and other fields that are filled to log the processing done on each volume during the harvesting process; fill_content_fail, get_thumbnail_fail, content_index_status, get_pages_names_fail. There are also a couple of fields that are used to log the process performed on the volumes to generate each volume names for the use in DAR viewer; generate_names_xml_fail, ubio_in_dar_fail.</text:p>
      <text:p text:style-name="P4"><text:span text:style-name="T1">Relationships</text:span>: Volumes table is related to different tables with different relationship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Table</text:p>
          </table:table-cell>
          <table:table-cell table:style-name="Table10.A1" office:value-type="string">
            <text:p text:style-name="P6">Relationship Type</text:p>
          </table:table-cell>
          <table:table-cell table:style-name="Table10.C1" office:value-type="string">
            <text:p text:style-name="P6">Description</text:p>
          </table:table-cell>
        </table:table-row>
        <table:table-row>
          <table:table-cell table:style-name="Table10.A2" office:value-type="string">
            <text:p text:style-name="P4">Page</text:p>
          </table:table-cell>
          <table:table-cell table:style-name="Table10.A2" office:value-type="string">
            <text:p text:style-name="P4">one to many relationship</text:p>
          </table:table-cell>
          <table:table-cell table:style-name="Table10.C2" office:value-type="string">
            <text:p text:style-name="P7">Each volume has many pages</text:p>
          </table:table-cell>
        </table:table-row>
        <table:table-row>
          <table:table-cell table:style-name="Table10.A2" office:value-type="string">
            <text:p text:style-name="P4">Comment</text:p>
          </table:table-cell>
          <table:table-cell table:style-name="Table10.A2" office:value-type="string">
            <text:p text:style-name="P4">one to many relationship</text:p>
          </table:table-cell>
          <table:table-cell table:style-name="Table10.C2" office:value-type="string">
            <text:p text:style-name="P7">Each volume can have many comments</text:p>
          </table:table-cell>
        </table:table-row>
        <table:table-row>
          <table:table-cell table:style-name="Table10.A2" office:value-type="string">
            <text:p text:style-name="P4">Collection</text:p>
          </table:table-cell>
          <table:table-cell table:style-name="Table10.A2" office:value-type="string">
            <text:p text:style-name="P4">Many to many relationship</text:p>
          </table:table-cell>
          <table:table-cell table:style-name="Table10.C2" office:value-type="string">
            <text:p text:style-name="P7">Each volume can appear in one or many collections</text:p>
          </table:table-cell>
        </table:table-row>
        <table:table-row>
          <table:table-cell table:style-name="Table10.A2" office:value-type="string">
            <text:p text:style-name="P4">VolumeRating</text:p>
          </table:table-cell>
          <table:table-cell table:style-name="Table10.A2" office:value-type="string">
            <text:p text:style-name="P4">Many to many relationship</text:p>
          </table:table-cell>
          <table:table-cell table:style-name="Table10.C2" office:value-type="string">
            <text:p text:style-name="P7">Each volume can be rated by multiple users</text:p>
          </table:table-cell>
        </table:table-row>
      </table:table>
      <text:p text:style-name="P4">---------------------------------------------------------------------------------------------------------------------------</text:p>
      <text:p text:style-name="P2">Annotation</text:p>
      <text:p text:style-name="P4"><text:span text:style-name="T1">Description</text:span>: This table is used to record the activity done by the user per book_page using Dar Application, i.e. highlight, note, basket </text:p>
      <text:p text:style-name="P4"><text:span text:style-name="T1">Table Data</text:span>: Each volume record should contain the following attributes: id (unique), job_id (unique and used as the identifier of each volume throughout the BHL website), book_id (a reference to the book attached to this volume), rate, and other fields that are filled to log the processing done on each volume during the harvesting process; fill_content_fail, get_thumbnail_fail, content_index_status, get_pages_names_fail. There are also a couple of fields that are used to log the process performed on the volumes to generate each volume names for the use in DAR viewer; generate_names_xml_fail, ubio_in_dar_fail.</text:p>
      <text:p text:style-name="P4"><text:span text:style-name="T1">Relationships</text:span>: Volumes table is related to different tables with different relationship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6">Table</text:p>
          </table:table-cell>
          <table:table-cell table:style-name="Table11.A1" office:value-type="string">
            <text:p text:style-name="P6">Relationship Type</text:p>
          </table:table-cell>
          <table:table-cell table:style-name="Table11.C1" office:value-type="string">
            <text:p text:style-name="P6">Description</text:p>
          </table:table-cell>
        </table:table-row>
        <table:table-row>
          <table:table-cell table:style-name="Table11.A2" office:value-type="string">
            <text:p text:style-name="P4">Page</text:p>
          </table:table-cell>
          <table:table-cell table:style-name="Table11.A2" office:value-type="string">
            <text:p text:style-name="P4">one to many relationship</text:p>
          </table:table-cell>
          <table:table-cell table:style-name="Table11.C2" office:value-type="string">
            <text:p text:style-name="P7">Each volume has many pages</text:p>
          </table:table-cell>
        </table:table-row>
        <table:table-row>
          <table:table-cell table:style-name="Table11.A2" office:value-type="string">
            <text:p text:style-name="P4">Comment</text:p>
          </table:table-cell>
          <table:table-cell table:style-name="Table11.A2" office:value-type="string">
            <text:p text:style-name="P4">one to many relationship</text:p>
          </table:table-cell>
          <table:table-cell table:style-name="Table11.C2" office:value-type="string">
            <text:p text:style-name="P7">Each volume can have many comments</text:p>
          </table:table-cell>
        </table:table-row>
        <table:table-row>
          <table:table-cell table:style-name="Table11.A2" office:value-type="string">
            <text:p text:style-name="P4">Collection</text:p>
          </table:table-cell>
          <table:table-cell table:style-name="Table11.A2" office:value-type="string">
            <text:p text:style-name="P4">Many to many relationship</text:p>
          </table:table-cell>
          <table:table-cell table:style-name="Table11.C2" office:value-type="string">
            <text:p text:style-name="P7">Each volume can appear in one or many collections</text:p>
          </table:table-cell>
        </table:table-row>
        <table:table-row>
          <table:table-cell table:style-name="Table11.A2" office:value-type="string">
            <text:p text:style-name="P4">VolumeRating</text:p>
          </table:table-cell>
          <table:table-cell table:style-name="Table11.A2" office:value-type="string">
            <text:p text:style-name="P4">Many to many relationship</text:p>
          </table:table-cell>
          <table:table-cell table:style-name="Table11.C2" office:value-type="string">
            <text:p text:style-name="P7">Each volume can be rated by multiple users</text:p>
          </table:table-cell>
        </table:table-row>
      </table:table>
      <text:p text:style-name="P4">---------------------------------------------------------------------------------------------------------------------------</text:p>
      <text:p text:style-name="P3">Harvest Event </text:p>
      <text:p text:style-name="P3">Harvest Event Type </text:p>
      <text:p text:style-name="P3">Taxon Concept </text:p>
      <text:p text:style-name="P3">Hierarchy </text:p>
      <text:p text:style-name="P3">Hierarchy Entry </text:p>
      <text:p text:style-name="P3">Country</text:p>
      <text:p text:style-name="P3">Author</text:p>
      <text:p text:style-name="P3">User Book</text:p>
      <text:p text:style-name="P3">Book</text:p>
      <text:p text:style-name="P3">Book Author</text:p>
      <text:p text:style-name="P3"><text:soft-page-break/>Language</text:p>
      <text:p text:style-name="P3">Book View</text:p>
      <text:p text:style-name="P3">Subject Type</text:p>
      <text:p text:style-name="P3">Book Subject</text:p>
      <text:p text:style-name="P3">Subject</text:p>
      <text:p text:style-name="P3">Location</text:p>
      <text:p text:style-name="P8">Harvest Event Bo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aa </meta:initial-creator>
    <meta:creation-date>2014-02-09T09:07:01</meta:creation-date>
    <meta:generator>LibreOffice/3.5$Linux_x86 LibreOffice_project/350m1$Build-2</meta:generator>
    <dc:date>2014-02-11T09:49:40</dc:date>
    <dc:creator>walaa </dc:creator>
    <meta:editing-duration>PT4H18M38S</meta:editing-duration>
    <meta:editing-cycles>131</meta:editing-cycles>
    <meta:document-statistic meta:table-count="11" meta:image-count="0" meta:object-count="0" meta:page-count="5" meta:paragraph-count="199" meta:word-count="1200" meta:character-count="9621" meta:non-whitespace-character-count="8597"/>
  </office:meta>
</office:document-meta>
</file>